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7" draw:style-name="gr2" draw:text-style-name="P2" svg:width="1.8024in" svg:height="0.4276in" svg:x="2.2811in" svg:y="-0.9571in"><draw:text-box><text:p text:style-name="P2">Start</text:p></draw:text-box></draw:frame><draw:rect text:anchor-type="paragraph" draw:z-index="8" draw:style-name="gr3" draw:text-style-name="P2" svg:width="1.5004in" svg:height="0.2815in" svg:x="2.448in" svg:y="-0.728in"><text:p text:style-name="P2">store 0 in counter</text:p></draw:rect><draw:rect text:anchor-type="paragraph" draw:z-index="9" draw:style-name="gr3" draw:text-style-name="P2" svg:width="2.4067in" svg:height="0.365in" svg:x="1.9898in" svg:y="-0.3425in"><text:p text:style-name="P2">output “Enter number from 0-9”</text:p></draw:rect><draw:rect text:anchor-type="paragraph" draw:z-index="10" draw:style-name="gr3" draw:text-style-name="P2" svg:width="1.8543in" svg:height="0.2713in" svg:x="2.2917in" svg:y="0.0846in"><text:p text:style-name="P2">read value into color</text:p></draw:rect><draw:custom-shape text:anchor-type="paragraph" draw:z-index="11" draw:style-name="gr4" draw:text-style-name="P3" svg:width="1.3551in" svg:height="1.063in" svg:x="2.4791in" svg:y="0.4492in"><text:p text:style-name="P3"><text:span text:style-name="T1">if</text:span></text:p><text:p text:style-name="P3"><text:span text:style-name="T1">color &gt;= 0</text:span></text:p><text:p text:style-name="P3"><text:span text:style-name="T1">and</text:span></text:p><text:p text:style-name="P3"><text:span text:style-name="T1">color&lt;=9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style-name="gr4" draw:text-style-name="P3" svg:width="2.2307in" svg:height="0.5217in" svg:x="-0.6252in" svg:y="0.7618in"><text:p text:style-name="P3"><text:span text:style-name="T1">output “Invalid color</text:span></text:p><text:p text:style-name="P3"><text:span text:style-name="T1"><text:s/></text:span><text:span text:style-name="T1">number, try again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style-name="gr4" draw:text-style-name="P2" svg:width="1.0941in" svg:height="0.8024in" svg:x="2.5937in" svg:y="1.5744in"><text:p text:style-name="P2">if counter =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14" draw:style-name="gr3" draw:text-style-name="P2" svg:width="1.6043in" svg:height="0.3752in" svg:x="2.3228in" svg:y="2.5429in"><text:p text:style-name="P2">store (color*10)</text:p><text:p text:style-name="P2">into color1</text:p></draw:rect><draw:rect text:anchor-type="paragraph" draw:z-index="15" draw:style-name="gr3" draw:text-style-name="P2" svg:width="1.1252in" svg:height="0.2504in" svg:x="2.5728in" svg:y="3.022in"><text:p text:style-name="P2">counter ++</text:p></draw:rect><draw:rect text:anchor-type="paragraph" draw:z-index="16" draw:style-name="gr3" draw:text-style-name="P2" svg:width="1.365in" svg:height="0.4067in" svg:x="-0.5626in" svg:y="2.3346in"><text:p text:style-name="P2">store color </text:p><text:p text:style-name="P2">in color2</text:p></draw:rect><draw:custom-shape text:anchor-type="paragraph" draw:z-index="17" draw:style-name="gr4" svg:width="3.6776in" svg:height="0.3335in" svg:x="-1.052in" svg:y="3.5429in"><text:p>output “Enter Power number from 0-7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rect text:anchor-type="paragraph" draw:z-index="18" draw:style-name="gr3" draw:text-style-name="P2" svg:width="1.3858in" svg:height="0.3858in" svg:x="-0.5728in" svg:y="4.1783in"><text:p text:style-name="P2">Read value</text:p><text:p text:style-name="P2">In power</text:p></draw:rect><draw:custom-shape text:anchor-type="paragraph" draw:z-index="19" draw:style-name="gr4" draw:text-style-name="P2" svg:width="1.5835in" svg:height="1.365in" svg:x="-0.7189in" svg:y="4.7618in"><text:p text:style-name="P2">if</text:p><text:p text:style-name="P2">power &gt;= 0</text:p><text:p text:style-name="P2">and</text:p><text:p text:style-name="P2">power &lt;= 7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0" draw:style-name="gr4" svg:width="4.0315in" svg:height="0.4795in" svg:x="1.3543in" svg:y="5.3244in"><text:p>output “invalid power number, try again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rect text:anchor-type="paragraph" draw:z-index="21" draw:style-name="gr3" draw:text-style-name="P2" svg:width="1.3543in" svg:height="0.6461in" svg:x="0.5835in" svg:y="7.1102in"><text:p text:style-name="P2">store (10^(power))</text:p><text:p text:style-name="P2">in power</text:p></draw:rect><draw:rect text:anchor-type="paragraph" draw:z-index="22" draw:style-name="gr3" draw:text-style-name="P3" svg:width="2.5634in" svg:height="0.4071in" svg:x="3.5102in" svg:y="7.2457in"><text:p text:style-name="P2"><text:span text:style-name="T1">store ((color1 +color2) * power)</text:span></text:p><text:p text:style-name="P2"><text:span text:style-name="T1">in result</text:span></text:p></draw:rect><draw:rect text:anchor-type="paragraph" draw:z-index="23" draw:style-name="gr3" draw:text-style-name="P2" svg:width="2.115in" svg:height="0.6043in" svg:x="3.7602in" svg:y="8.0583in"><text:p text:style-name="P2">output result</text:p></draw:rect><draw:line text:anchor-type="paragraph" draw:z-index="6" draw:style-name="gr1" draw:text-style-name="P2" svg:x1="3.1354in" svg:y1="-0.7957in" svg:x2="3.1563in" svg:y2="3.2724in"><text:p/></draw:line><draw:line text:anchor-type="paragraph" draw:z-index="5" draw:style-name="gr1" draw:text-style-name="P2" svg:x1="2.6354in" svg:y1="0.9752in" svg:x2="1.2291in" svg:y2="0.9752in"><text:p/></draw:line><draw:line text:anchor-type="paragraph" draw:z-index="4" draw:style-name="gr1" draw:text-style-name="P2" svg:x1="0.5626in" svg:y1="0.8291in" svg:x2="0.5626in" svg:y2="-0.1291in"><text:p/></draw:line><draw:line text:anchor-type="paragraph" draw:z-index="3" draw:style-name="gr1" draw:text-style-name="P2" svg:x1="0.5626in" svg:y1="-0.1291in" svg:x2="2.2815in" svg:y2="-0.1291in"><text:p/></draw:line><draw:line text:anchor-type="paragraph" draw:z-index="2" draw:style-name="gr1" draw:text-style-name="P2" svg:x1="3.6354in" svg:y1="3.1311in" svg:x2="4.2291in" svg:y2="3.1311in"><text:p/></draw:line><draw:line text:anchor-type="paragraph" draw:z-index="1" draw:style-name="gr1" draw:text-style-name="P2" svg:x1="4.2291in" svg:y1="3.1315in" svg:x2="4.2291in" svg:y2="-0.2228in"><text:p/></draw:line><draw:line text:anchor-type="paragraph" draw:z-index="24" draw:style-name="gr1" draw:text-style-name="P2" svg:x1="2.5937in" svg:y1="1.9752in" svg:x2="0.0209in" svg:y2="1.9752in"><text:p/></draw:line><draw:line text:anchor-type="paragraph" draw:z-index="25" draw:style-name="gr1" draw:text-style-name="P2" svg:x1="0.0102in" svg:y1="2.335in" svg:x2="0.0102in" svg:y2="1.9752in"><text:p/></draw:line><draw:line text:anchor-type="paragraph" draw:z-index="0" draw:style-name="gr1" draw:text-style-name="P2" svg:x1="0in" svg:y1="2.7409in" svg:x2="0in" svg:y2="7.5063in"><text:p/></draw:line><draw:line text:anchor-type="paragraph" draw:z-index="26" draw:style-name="gr1" draw:text-style-name="P2" svg:x1="0.5835in" svg:y1="7.5165in" svg:x2="0in" svg:y2="7.5063in"><text:p/></draw:line><draw:line text:anchor-type="paragraph" draw:z-index="27" draw:style-name="gr1" draw:text-style-name="P2" svg:x1="0.802in" svg:y1="5.5165in" svg:x2="1.9685in" svg:y2="5.5268in"><text:p/></draw:line><draw:line text:anchor-type="paragraph" draw:z-index="28" draw:style-name="gr1" draw:text-style-name="P2" svg:x1="3.552in" svg:y1="5.324in" svg:x2="3.5311in" svg:y2="3.7457in"><text:p/></draw:line><draw:line text:anchor-type="paragraph" draw:z-index="29" draw:style-name="gr1" draw:text-style-name="P2" svg:x1="2.0626in" svg:y1="3.7665in" svg:x2="3.5315in" svg:y2="3.7457in"><text:p/></draw:line><draw:line text:anchor-type="paragraph" draw:z-index="30" draw:style-name="gr1" draw:text-style-name="P2" svg:x1="1.9374in" svg:y1="7.4335in" svg:x2="3.5102in" svg:y2="7.4335in"><text:p/></draw:line><draw:line text:anchor-type="paragraph" draw:z-index="31" draw:style-name="gr1" draw:text-style-name="P2" svg:x1="4.9374in" svg:y1="7.6528in" svg:x2="4.9374in" svg:y2="8.0583in"><text:p/></draw:line><draw:frame text:anchor-type="paragraph" draw:z-index="32" draw:style-name="gr5" svg:width="0.4378in" svg:height="0.3843in" svg:x="1.8228in" svg:y="0.7665in"><draw:text-box><text:p>false</text:p></draw:text-box></draw:frame><draw:frame text:anchor-type="paragraph" draw:z-index="33" draw:style-name="gr6" svg:width="0.6043in" svg:height="0.198in" svg:x="3.2299in" svg:y="1.4335in"><draw:text-box><text:p>true</text:p></draw:text-box></draw:frame><draw:frame text:anchor-type="paragraph" draw:z-index="34" draw:style-name="gr7" svg:width="0.8232in" svg:height="0.2189in" svg:x="1.1457in" svg:y="1.7563in"><draw:text-box><text:p>false</text:p></draw:text-box></draw:frame><draw:frame text:anchor-type="paragraph" draw:z-index="35" draw:style-name="gr8" svg:width="0.6878in" svg:height="0.1925in" svg:x="3.2398in" svg:y="2.3508in"><draw:text-box><text:p>true</text:p></draw:text-box></draw:frame><draw:frame text:anchor-type="paragraph" draw:z-index="36" draw:style-name="gr7" svg:width="0.6252in" svg:height="0.2189in" svg:x="0.0835in" svg:y="6.5374in"><draw:text-box><text:p>true</text:p></draw:text-box></draw:frame><draw:frame text:anchor-type="paragraph" draw:z-index="37" draw:style-name="gr7" svg:width="0.6461in" svg:height="0.2189in" svg:x="1.1563in" svg:y="5.298in"><draw:text-box><text:p>fal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9T21:06:50.98</meta:creation-date>
    <dc:title>expos</dc:title>
    <meta:editing-duration>PT40M2S</meta:editing-duration>
    <meta:editing-cycles>8</meta:editing-cycles>
    <meta:generator>OpenOffice/4.1.1$Win32 OpenOffice.org_project/411m6$Build-9775</meta:generator>
    <meta:initial-creator>Olaolu Emmanuel</meta:initial-creator>
    <dc:date>2014-09-19T21:46:54.02</dc:date>
    <dc:creator>Olaolu Emmanuel</dc:creator>
    <meta:document-statistic meta:table-count="0" meta:image-count="0" meta:object-count="0" meta:page-count="1" meta:paragraph-count="0" meta:word-count="0" meta:character-count="0"/>
    <meta:template xlink:type="simple" xlink:actuate="onRequest" xlink:title="expos" xlink:href="../../../../AppData/Roaming/OpenOffice/4/user/template/expos.ott" meta:date="2014-09-19T21:06:50.25"/>
  </office:meta>
</office:document-meta>
</file>